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5-09-2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5-04-28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4-09-1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4-04-2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3-09-2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3-04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2-09-27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2-04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1-09-27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1-04-2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0-09-2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20-04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9-09-24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9-04-2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8-09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8-04-25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7-09-26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7-04-24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6-09-0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6-04-2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5-09-1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5-04-06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4-09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4-04-02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3-09-09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0224" calcext:value-type="float">
            <text:p>12.4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3-04-09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2-09-1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2-04-25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1-09-1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1-04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10-09-24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9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8-04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9848" calcext:value-type="float">
            <text:p>12.4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7-11-2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7-11-1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7-09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7-04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6-09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6-04-19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5-09-20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5-03-1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4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4-03-1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4-0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4-01-30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12-3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11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10-30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9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8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7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6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5-27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4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3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2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3-01-2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11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10-31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9992" calcext:value-type="float">
            <text:p>12.8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9-26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8-28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7-26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6-2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5-3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4-2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3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2-25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2-01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12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11-27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10-2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9-2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8-2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7-2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6-2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5-24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4-2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3-27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2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1-01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12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6008" calcext:value-type="float">
            <text:p>12.2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11-2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09-1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08-1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07-2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06-26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05-1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04-19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03-1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2000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9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9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9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1456" calcext:value-type="float">
            <text:p>12.4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8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7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5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5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5568" calcext:value-type="float">
            <text:p>12.5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4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10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6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2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124076101004</text:p>
          </table:table-cell>
          <table:table-cell office:value-type="string" calcext:value-type="string">
            <text:p>KE Cb 100</text:p>
          </table:table-cell>
          <table:table-cell office:value-type="string" calcext:value-type="string">
            <text:p>199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64" meta:object-count="0"/>
    <meta:user-defined meta:name="AppVersion">3.0</meta:user-defined>
  </office:meta>
</office:document-meta>
</file>